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c1c1c" draw:marker-end="Arrowheads_20_1" draw:marker-end-width="0.3cm" draw:fill="none" draw:textarea-vertical-align="middle"/>
    </style:style>
    <style:style style:name="gr2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1.522cm" fo:min-width="2.772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1.522cm" fo:min-width="3.272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1.522cm" fo:min-width="3.772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1c1c1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text-properties fo:font-size="22pt" style:font-size-asian="22pt" style:font-size-complex="22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cm" svg:y1="6cm" svg:x2="21.5cm" svg:y2="6cm">
          <text:p/>
        </draw:line>
        <draw:line draw:style-name="gr1" draw:text-style-name="P1" draw:layer="layout" svg:x1="12cm" svg:y1="10cm" svg:x2="21.5cm" svg:y2="10cm">
          <text:p/>
        </draw:line>
        <draw:line draw:style-name="gr1" draw:text-style-name="P1" draw:layer="layout" svg:x1="12cm" svg:y1="14cm" svg:x2="15.25cm" svg:y2="14cm">
          <text:p/>
        </draw:line>
        <draw:line draw:style-name="gr1" draw:text-style-name="P1" draw:layer="layout" svg:x1="6.75cm" svg:y1="14cm" svg:x2="8.5cm" svg:y2="14cm">
          <text:p/>
        </draw:line>
        <draw:line draw:style-name="gr1" draw:text-style-name="P1" draw:layer="layout" svg:x1="19.25cm" svg:y1="14cm" svg:x2="21.5cm" svg:y2="14cm">
          <text:p/>
        </draw:line>
        <draw:g>
          <draw:custom-shape draw:style-name="gr2" draw:text-style-name="P2" draw:layer="layout" svg:width="3.5cm" svg:height="2cm" svg:x="8.5cm" svg:y="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3.25cm" svg:height="1.195cm" svg:x="8.6cm" svg:y="5.6cm">
            <draw:text-box>
              <text:p text:style-name="P3"><text:span text:style-name="T1">/</text:span></text:p>
            </draw:text-box>
          </draw:frame>
        </draw:g>
        <draw:g>
          <draw:custom-shape draw:style-name="gr2" draw:text-style-name="P2" draw:layer="layout" svg:width="3.5cm" svg:height="2cm" svg:x="8.5cm" svg:y="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6" draw:layer="layout" svg:width="3.25cm" svg:height="1.038cm" svg:x="8.6cm" svg:y="9.6cm">
            <draw:text-box>
              <text:p text:style-name="P5"><text:span text:style-name="T2">/ hello</text:span></text:p>
            </draw:text-box>
          </draw:frame>
        </draw:g>
        <draw:g>
          <draw:custom-shape draw:style-name="gr2" draw:text-style-name="P2" draw:layer="layout" svg:width="3.5cm" svg:height="2cm" svg:x="8.5cm" svg:y="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6" draw:layer="layout" svg:width="3.25cm" svg:height="1.038cm" svg:x="8.6cm" svg:y="13.6cm">
            <draw:text-box>
              <text:p text:style-name="P5"><text:span text:style-name="T2">/ form</text:span></text:p>
            </draw:text-box>
          </draw:frame>
        </draw:g>
        <draw:g>
          <draw:custom-shape draw:style-name="gr4" draw:text-style-name="P2" draw:layer="layout" svg:width="4cm" svg:height="2cm" svg:x="15.25cm" svg:y="13cm">
            <text:p/>
  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715cm" svg:height="1.673cm" svg:x="15.364cm" svg:y="13.6cm">
            <draw:text-box>
              <text:p text:style-name="P7"><text:span text:style-name="T3">form func</text:span></text:p>
            </draw:text-box>
          </draw:frame>
        </draw:g>
        <draw:g>
          <draw:custom-shape draw:style-name="gr6" draw:text-style-name="P2" draw:layer="layout" svg:width="4.5cm" svg:height="2cm" svg:x="21.5cm" svg:y="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4.178cm" svg:height="1.673cm" svg:x="21.629cm" svg:y="13.6cm">
            <draw:text-box>
              <text:p text:style-name="P7"><text:span text:style-name="T3">form.html</text:span></text:p>
            </draw:text-box>
          </draw:frame>
        </draw:g>
        <draw:g>
          <draw:custom-shape draw:style-name="gr6" draw:text-style-name="P2" draw:layer="layout" svg:width="4.5cm" svg:height="2cm" svg:x="21.5cm" svg:y="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4.178cm" svg:height="1.673cm" svg:x="21.629cm" svg:y="9.6cm">
            <draw:text-box>
              <text:p text:style-name="P7"><text:span text:style-name="T3">hello func</text:span></text:p>
            </draw:text-box>
          </draw:frame>
        </draw:g>
        <draw:g>
          <draw:custom-shape draw:style-name="gr6" draw:text-style-name="P2" draw:layer="layout" svg:width="4.5cm" svg:height="2cm" svg:x="21.5cm" svg:y="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4.179cm" svg:height="1.673cm" svg:x="21.628cm" svg:y="5.6cm">
            <draw:text-box>
              <text:p text:style-name="P7"><text:span text:style-name="T3">index.html</text:span></text:p>
            </draw:text-box>
          </draw:frame>
        </draw:g>
        <draw:g>
          <draw:custom-shape draw:style-name="gr2" draw:text-style-name="P2" draw:layer="layout" svg:width="3.5cm" svg:height="2cm" svg:x="1.5cm" svg:y="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9" draw:layer="layout" svg:width="3.25cm" svg:height="1cm" svg:x="1.6cm" svg:y="9.6cm">
            <draw:text-box>
              <text:p><text:span text:style-name="T4">SERVER</text:span></text:p>
            </draw:text-box>
          </draw:frame>
        </draw:g>
        <draw:line draw:style-name="gr1" draw:text-style-name="P1" draw:layer="layout" svg:x1="5cm" svg:y1="10cm" svg:x2="8.5cm" svg:y2="10cm">
          <text:p/>
        </draw:line>
        <draw:line draw:style-name="gr1" draw:text-style-name="P1" draw:layer="layout" svg:x1="6.75cm" svg:y1="6cm" svg:x2="8.5cm" svg:y2="6cm">
          <text:p/>
        </draw:line>
        <draw:line draw:style-name="gr7" draw:text-style-name="P1" draw:layer="layout" svg:x1="6.75cm" svg:y1="6cm" svg:x2="6.75cm" svg:y2="14cm">
          <text:p/>
        </draw:line>
        <draw:frame draw:style-name="gr8" draw:text-style-name="P11" draw:layer="layout" svg:width="4.25cm" svg:height="1.5cm" svg:x="8cm" svg:y="3cm">
          <draw:text-box>
            <text:p text:style-name="P10"><text:span text:style-name="T5">ROUTES</text:span></text:p>
          </draw:text-box>
        </draw:frame>
        <draw:frame draw:style-name="gr3" draw:text-style-name="P13" draw:layer="layout" svg:width="8.25cm" svg:height="1cm" svg:x="12.75cm" svg:y="4.5cm">
          <draw:text-box>
            <text:p text:style-name="P12"><text:span text:style-name="T6">/ root route open the index.htm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6T15:27:36.889844734</meta:creation-date>
    <dc:date>2023-09-26T15:39:31.124352534</dc:date>
    <meta:editing-duration>PT11M53S</meta:editing-duration>
    <meta:editing-cycles>4</meta:editing-cycles>
    <meta:generator>LibreOffice/7.0.4.2$Linux_X86_64 LibreOffice_project/00$Build-2</meta:generator>
    <meta:document-statistic meta:object-count="34"/>
  </office:meta>
</office:document-meta>
</file>